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f30c3"/>
    </style:style>
    <style:style style:name="T3" style:family="text">
      <style:text-properties officeooo:rsid="000f30c3" loext:padding="0cm" loext:border="none"/>
    </style:style>
    <style:style style:name="T4" style:family="text">
      <style:text-properties officeooo:rsid="000ff1f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js/exercise_js.asp?filename=exercise_js_variables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</text:h>
      <text:p text:style-name="P4">JavaScript es <text:span text:style-name="T4">un</text:span> lenguaje de programación <text:span text:style-name="T4">muy popular</text:span>.</text:p>
      <text:p text:style-name="P4">JavaScript es el lenguaje de programación de la Web.</text:p>
      <text:p text:style-name="P4">JavaScript es fácil de aprender.</text:p>
      <text:p text:style-name="P4"/>
      <text:p text:style-name="Horizontal_20_Line"/>
      <text:h text:style-name="P2" text:outline-level="2">¿Por qué estudiar JavaScript?</text:h>
      <text:p text:style-name="P3">JavaScript es uno de los <text:span text:style-name="Strong_20_Emphasis">3 lenguajes que</text:span> todo desarrollador web <text:span text:style-name="Strong_20_Emphasis">debe</text:span> aprender:</text:p>
      <text:p text:style-name="P3">   1. <text:a xlink:type="simple" xlink:href="https://www.w3schools.com/html/default.asp" text:style-name="Internet_20_link" text:visited-style-name="Visited_20_Internet_20_Link"><text:span text:style-name="Strong_20_Emphasis"><text:span text:style-name="T1">HTML</text:span></text:span></text:a> para definir el contenido de las páginas web</text:p>
      <text:p text:style-name="P3">   2. <text:a xlink:type="simple" xlink:href="https://www.w3schools.com/css/default.asp" text:style-name="Internet_20_link" text:visited-style-name="Visited_20_Internet_20_Link"><text:span text:style-name="Strong_20_Emphasis"><text:span text:style-name="T1">CSS</text:span></text:span></text:a> para especificar el diseño de las páginas web.</text:p>
      <text:p text:style-name="P3">   3. <text:span text:style-name="Strong_20_Emphasis">JavaScript</text:span> para programar el comportamiento de las páginas web</text:p>
      <text:p text:style-name="P4"><text:span text:style-name="T2">V</text:span>ersiones de JavaScript:</text:p>
      <text:list text:style-name="L1">
        <text:list-item>
          <text:p text:style-name="P6">El JavaScript original ES1 ES2 ES3 (1997-1999)</text:p>
        </text:list-item>
        <text:list-item>
          <text:p text:style-name="P6">La primera revisión principal ES5 (2009)</text:p>
        </text:list-item>
        <text:list-item>
          <text:p text:style-name="P6">La Segunda Revisión ES6 (2015)</text:p>
        </text:list-item>
        <text:list-item>
          <text:p text:style-name="P7">Las Adiciones Anuales (2016, 2017... 2021, 2022)</text:p>
        </text:list-item>
      </text:list>
      <text:p text:style-name="Horizontal_20_Line"/>
      <text:h text:style-name="P2" text:outline-level="2">Preguntas más frecuentes</text:h>
      <text:list text:style-name="L2">
        <text:list-item>
          <text:p text:style-name="P8">¿Cómo obtengo JavaScript?</text:p>
        </text:list-item>
        <text:list-item>
          <text:p text:style-name="P8">¿Dónde puedo descargar JavaScript?</text:p>
        </text:list-item>
        <text:list-item>
          <text:p text:style-name="P9">¿JavaScript es gratuito?</text:p>
        </text:list-item>
      </text:list>
      <text:p text:style-name="P3">No es necesario obtener ni descargar JavaScript.</text:p>
      <text:p text:style-name="P3">JavaScript ya se está ejecutando en el navegador de su computadora, tableta y teléfono inteligente.</text:p>
      <text:p text:style-name="P3">JavaScript es de uso gratuito para todos.</text:p>
      <text:p text:style-name="Horizontal_20_Line"/>
      <text:h text:style-name="P1" text:outline-level="1"><text:soft-page-break/><text:span text:style-name="T2">Qué puede hacer </text:span>JavaScript</text:h>
      <text:h text:style-name="P2" text:outline-level="2">JavaScript puede cambiar el contenido HTML</text:h>
      <text:h text:style-name="P2" text:outline-level="2"><text:span text:style-name="T3">J</text:span>avaScript puede cambiar los valores de los atributos HTML</text:h>
      <text:h text:style-name="P2" text:outline-level="2">JavaScript puede cambiar los estilos HTML (CSS)</text:h>
      <text:h text:style-name="P2" text:outline-level="2">JavaScript puede ocultar elementos HTML</text:h>
      <text:h text:style-name="P2" text:outline-level="2">JavaScript puede mostrar elementos HTML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6:34:45.817000000</meta:creation-date>
    <dc:date>2024-03-14T16:18:56.245000000</dc:date>
    <meta:editing-duration>PT8M5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7" meta:word-count="183" meta:character-count="1175" meta:non-whitespace-character-count="1017"/>
  </office:meta>
</office:document-meta>
</file>